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ff6600" draw:opacity="25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0066cc" draw:opacity="25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3333" draw:opacity="25%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opacity="50%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009900" draw:opacity="25%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0066cc" draw:opacity="25%"/>
      <style:paragraph-properties fo:text-align="center"/>
    </style:style>
    <style:style style:name="P6" style:family="paragraph">
      <loext:graphic-properties draw:fill="none" draw:fill-color="#ff3333" draw:opacity="25%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="none" draw:fill-color="#009900" draw:opacity="25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3" svg:x1="17.592cm" svg:y1="15.664cm" svg:x2="14.847cm" svg:y2="15.664cm">
          <text:p/>
        </draw:line>
        <draw:line draw:style-name="gr1" draw:text-style-name="P1" draw:layer="Wall3" svg:x1="17.997cm" svg:y1="15.664cm" svg:x2="17.592cm" svg:y2="15.664cm">
          <text:p/>
        </draw:line>
        <draw:line draw:style-name="gr1" draw:text-style-name="P1" draw:layer="Wall3" svg:x1="9.53cm" svg:y1="6.092cm" svg:x2="19.7cm" svg:y2="6.092cm">
          <text:p/>
        </draw:line>
        <draw:line draw:style-name="gr1" draw:text-style-name="P1" draw:layer="Wall3" svg:x1="19.7cm" svg:y1="6.092cm" svg:x2="37.324cm" svg:y2="6.101cm">
          <text:p/>
        </draw:line>
        <draw:line draw:style-name="gr1" draw:text-style-name="P1" draw:layer="Wall3" svg:x1="37.324cm" svg:y1="6.101cm" svg:x2="37.324cm" svg:y2="4.75cm">
          <text:p/>
        </draw:line>
        <draw:line draw:style-name="gr1" draw:text-style-name="P1" draw:layer="Wall3" svg:x1="37.324cm" svg:y1="4.75cm" svg:x2="48.079cm" svg:y2="4.752cm">
          <text:p/>
        </draw:line>
        <draw:line draw:style-name="gr1" draw:text-style-name="P1" draw:layer="Wall3" svg:x1="42.999cm" svg:y1="21.993cm" svg:x2="42.999cm" svg:y2="16.938cm">
          <text:p/>
        </draw:line>
        <draw:line draw:style-name="gr1" draw:text-style-name="P1" draw:layer="Wall3" svg:x1="45.011cm" svg:y1="33.341cm" svg:x2="46.022cm" svg:y2="23.901cm">
          <text:p/>
        </draw:line>
        <draw:line draw:style-name="gr1" draw:text-style-name="P1" draw:layer="Wall3" svg:x1="38.65cm" svg:y1="21.8cm" svg:x2="29.633cm" svg:y2="21.8cm">
          <text:p/>
        </draw:line>
        <draw:rect draw:style-name="gr2" draw:text-style-name="P1" draw:layer="Wall3" svg:width="8.717cm" svg:height="1.805cm" svg:x="29.632cm" svg:y="23.345cm">
          <text:p/>
        </draw:rect>
        <draw:line draw:style-name="gr1" draw:text-style-name="P1" draw:layer="Wall3" svg:x1="29.633cm" svg:y1="20.35cm" svg:x2="35.499cm" svg:y2="20.35cm">
          <text:p/>
        </draw:line>
        <draw:line draw:style-name="gr3" draw:text-style-name="P1" draw:layer="Wall3" svg:x1="22.999cm" svg:y1="14.4cm" svg:x2="22.499cm" svg:y2="14.4cm">
          <text:p/>
        </draw:line>
        <draw:line draw:style-name="gr3" draw:text-style-name="P1" draw:layer="Wall3" svg:x1="16.546cm" svg:y1="11.701cm" svg:x2="16.546cm" svg:y2="15.664cm">
          <text:p/>
        </draw:line>
        <draw:line draw:style-name="gr3" draw:text-style-name="P1" draw:layer="Wall3" svg:x1="17.996cm" svg:y1="11.701cm" svg:x2="17.996cm" svg:y2="15.663cm">
          <text:p/>
        </draw:line>
        <draw:line draw:style-name="gr3" draw:text-style-name="P1" draw:layer="Wall3" svg:x1="17.996cm" svg:y1="13.4cm" svg:x2="17.646cm" svg:y2="13.4cm">
          <text:p/>
        </draw:line>
        <draw:line draw:style-name="gr3" draw:text-style-name="P1" draw:layer="Wall3" svg:x1="16.896cm" svg:y1="13.4cm" svg:x2="16.546cm" svg:y2="13.4cm">
          <text:p/>
        </draw:line>
        <draw:line draw:style-name="gr3" draw:text-style-name="P1" draw:layer="Wall3" svg:x1="14.847cm" svg:y1="12.05cm" svg:x2="17.996cm" svg:y2="12.05cm">
          <text:p/>
        </draw:line>
        <draw:line draw:style-name="gr3" draw:text-style-name="P1" draw:layer="Wall3" svg:x1="24.731cm" svg:y1="12.05cm" svg:x2="22.5cm" svg:y2="12.05cm">
          <text:p/>
        </draw:line>
        <draw:line draw:style-name="gr3" draw:text-style-name="P1" draw:layer="Wall3" svg:x1="22.999cm" svg:y1="11.701cm" svg:x2="22.999cm" svg:y2="15.663cm">
          <text:p/>
        </draw:line>
        <draw:line draw:style-name="gr3" draw:text-style-name="P1" draw:layer="Wall3" svg:x1="32.449cm" svg:y1="24.3cm" svg:x2="35.499cm" svg:y2="24.3cm">
          <text:p/>
        </draw:line>
        <draw:line draw:style-name="gr3" draw:text-style-name="P1" draw:layer="Wall3" svg:x1="29.749cm" svg:y1="25.15cm" svg:x2="37.199cm" svg:y2="25.15cm">
          <text:p/>
        </draw:line>
        <draw:line draw:style-name="gr3" draw:text-style-name="P1" draw:layer="Wall3" svg:x1="29.749cm" svg:y1="25.151cm" svg:x2="29.749cm" svg:y2="23.45cm">
          <text:p/>
        </draw:line>
        <draw:line draw:style-name="gr3" draw:text-style-name="P1" draw:layer="Wall3" svg:x1="31.299cm" svg:y1="23.45cm" svg:x2="31.299cm" svg:y2="25.15cm">
          <text:p/>
        </draw:line>
        <draw:line draw:style-name="gr3" draw:text-style-name="P1" draw:layer="Wall3" svg:x1="38.349cm" svg:y1="23.45cm" svg:x2="37.999cm" svg:y2="23.45cm">
          <text:p/>
        </draw:line>
        <draw:line draw:style-name="gr3" draw:text-style-name="P1" draw:layer="Wall3" svg:x1="38.349cm" svg:y1="25.15cm" svg:x2="37.2cm" svg:y2="25.15cm">
          <text:p/>
        </draw:line>
        <draw:line draw:style-name="gr3" draw:text-style-name="P1" draw:layer="Wall3" svg:x1="30.749cm" svg:y1="23.45cm" svg:x2="38cm" svg:y2="23.45cm">
          <text:p/>
        </draw:line>
        <draw:line draw:style-name="gr3" draw:text-style-name="P1" draw:layer="Wall3" svg:x1="36.649cm" svg:y1="23.45cm" svg:x2="36.649cm" svg:y2="25.15cm">
          <text:p/>
        </draw:line>
        <draw:line draw:style-name="gr1" draw:text-style-name="P1" draw:layer="Wall3" svg:x1="34.699cm" svg:y1="33.201cm" svg:x2="34.699cm" svg:y2="30.901cm">
          <text:p/>
        </draw:line>
        <draw:line draw:style-name="gr1" draw:text-style-name="P1" draw:layer="Wall3" svg:x1="29.633cm" svg:y1="20.35cm" svg:x2="29.633cm" svg:y2="21.8cm">
          <text:p/>
        </draw:line>
        <draw:line draw:style-name="gr1" draw:text-style-name="P1" draw:layer="Wall3" svg:x1="35.499cm" svg:y1="20.35cm" svg:x2="35.499cm" svg:y2="19.65cm">
          <text:p/>
        </draw:line>
        <draw:line draw:style-name="gr1" draw:text-style-name="P1" draw:layer="Wall3" svg:x1="36.349cm" svg:y1="18.7cm" svg:x2="43.005cm" svg:y2="16.938cm">
          <text:p/>
        </draw:line>
        <draw:path draw:style-name="gr4" draw:text-style-name="P2" draw:layer="Wall3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3" svg:x1="38.65cm" svg:y1="21.8cm" svg:x2="42.999cm" svg:y2="22cm">
          <text:p/>
        </draw:line>
        <draw:path draw:style-name="gr5" draw:text-style-name="P3" draw:layer="Wall3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3" svg:x1="47.222cm" svg:y1="12.215cm" svg:x2="48.069cm" svg:y2="4.752cm">
          <text:p/>
        </draw:line>
        <draw:path draw:style-name="gr7" draw:text-style-name="P1" draw:layer="Wall3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3" svg:x1="34.7cm" svg:y1="30.901cm" svg:x2="33.3cm" svg:y2="30.901cm">
          <text:p/>
        </draw:line>
        <draw:line draw:style-name="gr1" draw:text-style-name="P1" draw:layer="Wall3" svg:x1="33.3cm" svg:y1="33.201cm" svg:x2="34.7cm" svg:y2="33.201cm">
          <text:p/>
        </draw:line>
        <draw:line draw:style-name="gr1" draw:text-style-name="P1" draw:layer="Wall3" svg:x1="33.3cm" svg:y1="32.301cm" svg:x2="33.3cm" svg:y2="31.751cm">
          <text:p/>
        </draw:line>
        <draw:line draw:style-name="gr1" draw:text-style-name="P1" draw:layer="Wall3" svg:x1="33.3cm" svg:y1="31.201cm" svg:x2="33.3cm" svg:y2="30.901cm">
          <text:p/>
        </draw:line>
        <draw:line draw:style-name="gr1" draw:text-style-name="P1" draw:layer="Wall3" svg:x1="33.3cm" svg:y1="33.201cm" svg:x2="33.3cm" svg:y2="32.851cm">
          <text:p/>
        </draw:line>
        <draw:line draw:style-name="gr1" draw:text-style-name="P1" draw:layer="Wall3" svg:x1="33.35cm" svg:y1="30.901cm" svg:x2="33.35cm" svg:y2="30.551cm">
          <text:p/>
        </draw:line>
        <draw:line draw:style-name="gr1" draw:text-style-name="P1" draw:layer="Wall3" svg:x1="33.35cm" svg:y1="30.551cm" svg:x2="34cm" svg:y2="30.551cm">
          <text:p/>
        </draw:line>
        <draw:line draw:style-name="gr1" draw:text-style-name="P1" draw:layer="Wall3" svg:x1="48cm" svg:y1="5.251cm" svg:x2="45.8cm" svg:y2="4.901cm">
          <text:p/>
        </draw:line>
        <draw:line draw:style-name="gr3" draw:text-style-name="P1" draw:layer="Wall3" svg:x1="30.751cm" svg:y1="23.45cm" svg:x2="29.75cm" svg:y2="23.45cm">
          <text:p/>
        </draw:line>
        <draw:line draw:style-name="gr1" draw:text-style-name="P1" draw:layer="Wall3" svg:x1="32.63cm" svg:y1="20.35cm" svg:x2="32.63cm" svg:y2="21.8cm">
          <text:p/>
        </draw:line>
        <draw:line draw:style-name="gr1" draw:text-style-name="P1" draw:layer="Wall3" svg:x1="35.48cm" svg:y1="20.35cm" svg:x2="35.48cm" svg:y2="21.8cm">
          <text:p/>
        </draw:line>
        <draw:line draw:style-name="gr1" draw:text-style-name="P1" draw:layer="Wall3" svg:x1="38.375cm" svg:y1="21.001cm" svg:x2="38.375cm" svg:y2="21.8cm">
          <text:p/>
        </draw:line>
        <draw:line draw:style-name="gr3" draw:text-style-name="P1" draw:layer="Wall3" svg:x1="38.349cm" svg:y1="24.335cm" svg:x2="40.25cm" svg:y2="24.335cm">
          <text:p/>
        </draw:line>
        <draw:line draw:style-name="gr3" draw:text-style-name="P1" draw:layer="Wall3" svg:x1="39.05cm" svg:y1="24.335cm" svg:x2="39.05cm" svg:y2="25.15cm">
          <text:p/>
        </draw:line>
        <draw:line draw:style-name="gr3" draw:text-style-name="P1" draw:layer="Wall3" svg:x1="42cm" svg:y1="25.15cm" svg:x2="39.05cm" svg:y2="25.15cm">
          <text:p/>
        </draw:line>
        <draw:line draw:style-name="gr3" draw:text-style-name="P1" draw:layer="Wall3" svg:x1="42.7cm" svg:y1="25.15cm" svg:x2="42.7cm" svg:y2="28cm">
          <text:p/>
        </draw:line>
        <draw:line draw:style-name="gr3" draw:text-style-name="P1" draw:layer="Wall3" svg:x1="42.7cm" svg:y1="28cm" svg:x2="45.58cm" svg:y2="28cm">
          <text:p/>
        </draw:line>
        <draw:line draw:style-name="gr3" draw:text-style-name="P1" draw:layer="Wall3" svg:x1="41.712cm" svg:y1="31.351cm" svg:x2="45.1cm" svg:y2="31.351cm">
          <text:p/>
        </draw:line>
        <draw:line draw:style-name="gr3" draw:text-style-name="P1" draw:layer="Wall3" svg:x1="45.1cm" svg:y1="31.351cm" svg:x2="45.15cm" svg:y2="30.901cm">
          <text:p/>
        </draw:line>
        <draw:line draw:style-name="gr3" draw:text-style-name="P1" draw:layer="Wall3" svg:x1="41.712cm" svg:y1="30.901cm" svg:x2="41.711cm" svg:y2="31.351cm">
          <text:p/>
        </draw:line>
        <draw:line draw:style-name="gr3" draw:text-style-name="P1" draw:layer="Wall3" svg:x1="41.711cm" svg:y1="30.901cm" svg:x2="45.149cm" svg:y2="30.901cm">
          <text:p/>
        </draw:line>
        <draw:line draw:style-name="gr3" draw:text-style-name="P1" draw:layer="Wall3" svg:x1="42.2cm" svg:y1="33.333cm" svg:x2="42.2cm" svg:y2="31.351cm">
          <text:p/>
        </draw:line>
        <draw:line draw:style-name="gr3" draw:text-style-name="P1" draw:layer="Wall3" svg:x1="43.25cm" svg:y1="33.333cm" svg:x2="43.25cm" svg:y2="31.351cm">
          <text:p/>
        </draw:line>
        <draw:line draw:style-name="gr3" draw:text-style-name="P1" draw:layer="Wall3" svg:x1="42.75cm" svg:y1="30.901cm" svg:x2="42.75cm" svg:y2="30.501cm">
          <text:p/>
        </draw:line>
        <draw:line draw:style-name="gr3" draw:text-style-name="P1" draw:layer="Wall3" svg:x1="42.75cm" svg:y1="30.501cm" svg:x2="43.6cm" svg:y2="30.501cm">
          <text:p/>
        </draw:line>
        <draw:line draw:style-name="gr3" draw:text-style-name="P1" draw:layer="Wall3" svg:x1="43.6cm" svg:y1="30.901cm" svg:x2="43.6cm" svg:y2="30.501cm">
          <text:p/>
        </draw:line>
        <draw:line draw:style-name="gr3" draw:text-style-name="P1" draw:layer="Wall3" svg:x1="24.731cm" svg:y1="11.701cm" svg:x2="22.5cm" svg:y2="11.701cm">
          <text:p/>
        </draw:line>
        <draw:line draw:style-name="gr3" draw:text-style-name="P1" draw:layer="Wall3" svg:x1="24.731cm" svg:y1="11.701cm" svg:x2="24.731cm" svg:y2="15.663cm">
          <text:p/>
        </draw:line>
        <draw:line draw:style-name="gr3" draw:text-style-name="P1" draw:layer="Wall3" svg:x1="22.5cm" svg:y1="11.701cm" svg:x2="22.5cm" svg:y2="15.663cm">
          <text:p/>
        </draw:line>
        <draw:line draw:style-name="gr3" draw:text-style-name="P1" draw:layer="Wall3" svg:x1="24.731cm" svg:y1="15.651cm" svg:x2="22.5cm" svg:y2="15.651cm">
          <text:p/>
        </draw:line>
        <draw:line draw:style-name="gr3" draw:text-style-name="P1" draw:layer="Wall3" svg:x1="14.847cm" svg:y1="11.701cm" svg:x2="14.847cm" svg:y2="15.664cm">
          <text:p/>
        </draw:line>
        <draw:line draw:style-name="gr3" draw:text-style-name="P1" draw:layer="Wall3" svg:x1="17.996cm" svg:y1="11.701cm" svg:x2="14.847cm" svg:y2="11.701cm">
          <text:p/>
        </draw:line>
        <draw:line draw:style-name="gr3" draw:text-style-name="P1" draw:layer="Wall3" svg:x1="14.75cm" svg:y1="22.438cm" svg:x2="14.75cm" svg:y2="27.751cm">
          <text:p/>
        </draw:line>
        <draw:line draw:style-name="gr1" draw:text-style-name="P1" draw:layer="Wall3" svg:x1="24.9cm" svg:y1="22.801cm" svg:x2="14.75cm" svg:y2="22.801cm">
          <text:p/>
        </draw:line>
        <draw:line draw:style-name="gr1" draw:text-style-name="P1" draw:layer="Wall3" svg:x1="24.9cm" svg:y1="24.901cm" svg:x2="14.75cm" svg:y2="24.901cm">
          <text:p/>
        </draw:line>
        <draw:line draw:style-name="gr3" draw:text-style-name="P1" draw:layer="Wall3" svg:x1="11.15cm" svg:y1="22.438cm" svg:x2="11.15cm" svg:y2="27.75cm">
          <text:p/>
        </draw:line>
        <draw:line draw:style-name="gr3" draw:text-style-name="P1" draw:layer="Wall3" svg:x1="24.9cm" svg:y1="22.801cm" svg:x2="24.9cm" svg:y2="24.901cm">
          <text:p/>
        </draw:line>
        <draw:line draw:style-name="gr1" draw:text-style-name="P1" draw:layer="Wall3" svg:x1="29.633cm" svg:y1="21.801cm" svg:x2="29.633cm" svg:y2="23.345cm">
          <text:p/>
        </draw:line>
        <draw:line draw:style-name="gr3" draw:text-style-name="P1" draw:layer="Wall3" svg:x1="40cm" svg:y1="24.335cm" svg:x2="40cm" svg:y2="25.15cm">
          <text:p/>
        </draw:line>
        <draw:line draw:style-name="gr3" draw:text-style-name="P1" draw:layer="Wall3" svg:x1="40.25cm" svg:y1="24.335cm" svg:x2="40.25cm" svg:y2="21.855cm">
          <text:p/>
        </draw:line>
        <draw:g>
          <draw:line draw:style-name="gr1" draw:text-style-name="P1" draw:layer="Wall3" svg:x1="9.532cm" svg:y1="33.333cm" svg:x2="45.011cm" svg:y2="33.333cm">
            <text:p/>
          </draw:line>
          <draw:line draw:style-name="gr1" draw:text-style-name="P1" draw:layer="Wall3" svg:x1="9.53cm" svg:y1="33.334cm" svg:x2="9.53cm" svg:y2="6.09cm">
            <text:p/>
          </draw:line>
        </draw:g>
        <draw:g>
          <draw:line draw:style-name="gr1" draw:text-style-name="P1" draw:layer="Wall3" svg:x1="17.595cm" svg:y1="15.664cm" svg:x2="14.85cm" svg:y2="15.664cm">
            <text:p/>
          </draw:line>
          <draw:line draw:style-name="gr1" draw:text-style-name="P1" draw:layer="Wall3" svg:x1="18cm" svg:y1="15.664cm" svg:x2="17.595cm" svg:y2="15.664cm">
            <text:p/>
          </draw:line>
          <draw:line draw:style-name="gr3" draw:text-style-name="P1" draw:layer="Wall3" svg:x1="16.549cm" svg:y1="12.05cm" svg:x2="16.549cm" svg:y2="15.664cm">
            <text:p/>
          </draw:line>
          <draw:line draw:style-name="gr3" draw:text-style-name="P1" draw:layer="Wall3" svg:x1="17.999cm" svg:y1="12.05cm" svg:x2="17.999cm" svg:y2="15.663cm">
            <text:p/>
          </draw:line>
          <draw:line draw:style-name="gr3" draw:text-style-name="P1" draw:layer="Wall3" svg:x1="17.999cm" svg:y1="13.4cm" svg:x2="17.649cm" svg:y2="13.4cm">
            <text:p/>
          </draw:line>
          <draw:line draw:style-name="gr3" draw:text-style-name="P1" draw:layer="Wall3" svg:x1="16.899cm" svg:y1="13.4cm" svg:x2="16.549cm" svg:y2="13.4cm">
            <text:p/>
          </draw:line>
          <draw:line draw:style-name="gr3" draw:text-style-name="P1" draw:layer="Wall3" svg:x1="15.7cm" svg:y1="12.05cm" svg:x2="17.999cm" svg:y2="12.05cm">
            <text:p/>
          </draw:line>
        </draw:g>
        <draw:line draw:style-name="gr8" draw:text-style-name="P1" draw:layer="D3" svg:x1="22.581cm" svg:y1="12.052cm" svg:x2="22.581cm" svg:y2="14.402cm">
          <text:p/>
        </draw:line>
        <draw:line draw:style-name="gr8" draw:text-style-name="P1" draw:layer="D3" svg:x1="23.001cm" svg:y1="13.092cm" svg:x2="22.581cm" svg:y2="13.092cm">
          <text:p/>
        </draw:line>
        <draw:line draw:style-name="gr8" draw:text-style-name="P1" draw:layer="D3" svg:x1="23.001cm" svg:y1="12.481cm" svg:x2="22.581cm" svg:y2="12.481cm">
          <text:p/>
        </draw:line>
        <draw:line draw:style-name="gr8" draw:text-style-name="P1" draw:layer="D3" svg:x1="23.113cm" svg:y1="12.751cm" svg:x2="23.113cm" svg:y2="14.558cm">
          <text:p/>
        </draw:line>
        <draw:line draw:style-name="gr8" draw:text-style-name="P1" draw:layer="D3" svg:x1="24.563cm" svg:y1="12.751cm" svg:x2="24.563cm" svg:y2="14.558cm">
          <text:p/>
        </draw:line>
        <draw:line draw:style-name="gr8" draw:text-style-name="P1" draw:layer="D3" svg:x1="24.563cm" svg:y1="12.918cm" svg:x2="23.893cm" svg:y2="12.918cm">
          <text:p/>
        </draw:line>
        <draw:g>
          <draw:line draw:style-name="gr8" draw:text-style-name="P1" draw:layer="D3" svg:x1="23.773cm" svg:y1="12.918cm" svg:x2="23.773cm" svg:y2="14.268cm">
            <text:p/>
          </draw:line>
          <draw:line draw:style-name="gr8" draw:text-style-name="P1" draw:layer="D3" svg:x1="23.893cm" svg:y1="12.918cm" svg:x2="23.893cm" svg:y2="14.268cm">
            <text:p/>
          </draw:line>
          <draw:line draw:style-name="gr8" draw:text-style-name="P1" draw:layer="D3" svg:x1="23.893cm" svg:y1="12.918cm" svg:x2="23.773cm" svg:y2="12.918cm">
            <text:p/>
          </draw:line>
          <draw:line draw:style-name="gr8" draw:text-style-name="P1" draw:layer="D3" svg:x1="23.893cm" svg:y1="14.268cm" svg:x2="23.773cm" svg:y2="14.268cm">
            <text:p/>
          </draw:line>
        </draw:g>
        <draw:line draw:style-name="gr8" draw:text-style-name="P1" draw:layer="D3" svg:x1="24.563cm" svg:y1="13.041cm" svg:x2="23.893cm" svg:y2="13.041cm">
          <text:p/>
        </draw:line>
        <draw:line draw:style-name="gr8" draw:text-style-name="P1" draw:layer="D3" svg:x1="24.563cm" svg:y1="13.163cm" svg:x2="23.893cm" svg:y2="13.163cm">
          <text:p/>
        </draw:line>
        <draw:line draw:style-name="gr8" draw:text-style-name="P1" draw:layer="D3" svg:x1="24.563cm" svg:y1="13.286cm" svg:x2="23.893cm" svg:y2="13.286cm">
          <text:p/>
        </draw:line>
        <draw:line draw:style-name="gr8" draw:text-style-name="P1" draw:layer="D3" svg:x1="24.563cm" svg:y1="13.409cm" svg:x2="23.893cm" svg:y2="13.409cm">
          <text:p/>
        </draw:line>
        <draw:line draw:style-name="gr8" draw:text-style-name="P1" draw:layer="D3" svg:x1="24.563cm" svg:y1="13.532cm" svg:x2="23.893cm" svg:y2="13.532cm">
          <text:p/>
        </draw:line>
        <draw:line draw:style-name="gr8" draw:text-style-name="P1" draw:layer="D3" svg:x1="24.563cm" svg:y1="13.654cm" svg:x2="23.893cm" svg:y2="13.654cm">
          <text:p/>
        </draw:line>
        <draw:line draw:style-name="gr8" draw:text-style-name="P1" draw:layer="D3" svg:x1="24.563cm" svg:y1="13.777cm" svg:x2="23.893cm" svg:y2="13.777cm">
          <text:p/>
        </draw:line>
        <draw:line draw:style-name="gr8" draw:text-style-name="P1" draw:layer="D3" svg:x1="24.563cm" svg:y1="13.9cm" svg:x2="23.893cm" svg:y2="13.9cm">
          <text:p/>
        </draw:line>
        <draw:line draw:style-name="gr8" draw:text-style-name="P1" draw:layer="D3" svg:x1="24.563cm" svg:y1="14.023cm" svg:x2="23.893cm" svg:y2="14.023cm">
          <text:p/>
        </draw:line>
        <draw:line draw:style-name="gr8" draw:text-style-name="P1" draw:layer="D3" svg:x1="24.563cm" svg:y1="14.145cm" svg:x2="23.893cm" svg:y2="14.145cm">
          <text:p/>
        </draw:line>
        <draw:line draw:style-name="gr8" draw:text-style-name="P1" draw:layer="D3" svg:x1="23.783cm" svg:y1="13.041cm" svg:x2="23.113cm" svg:y2="13.041cm">
          <text:p/>
        </draw:line>
        <draw:line draw:style-name="gr8" draw:text-style-name="P1" draw:layer="D3" svg:x1="23.783cm" svg:y1="13.163cm" svg:x2="23.113cm" svg:y2="13.163cm">
          <text:p/>
        </draw:line>
        <draw:line draw:style-name="gr8" draw:text-style-name="P1" draw:layer="D3" svg:x1="23.783cm" svg:y1="13.286cm" svg:x2="23.113cm" svg:y2="13.286cm">
          <text:p/>
        </draw:line>
        <draw:line draw:style-name="gr8" draw:text-style-name="P1" draw:layer="D3" svg:x1="23.783cm" svg:y1="13.409cm" svg:x2="23.113cm" svg:y2="13.409cm">
          <text:p/>
        </draw:line>
        <draw:line draw:style-name="gr8" draw:text-style-name="P1" draw:layer="D3" svg:x1="23.783cm" svg:y1="13.532cm" svg:x2="23.113cm" svg:y2="13.532cm">
          <text:p/>
        </draw:line>
        <draw:line draw:style-name="gr8" draw:text-style-name="P1" draw:layer="D3" svg:x1="23.783cm" svg:y1="13.654cm" svg:x2="23.113cm" svg:y2="13.654cm">
          <text:p/>
        </draw:line>
        <draw:line draw:style-name="gr8" draw:text-style-name="P1" draw:layer="D3" svg:x1="23.783cm" svg:y1="13.777cm" svg:x2="23.113cm" svg:y2="13.777cm">
          <text:p/>
        </draw:line>
        <draw:line draw:style-name="gr8" draw:text-style-name="P1" draw:layer="D3" svg:x1="23.783cm" svg:y1="13.9cm" svg:x2="23.113cm" svg:y2="13.9cm">
          <text:p/>
        </draw:line>
        <draw:line draw:style-name="gr8" draw:text-style-name="P1" draw:layer="D3" svg:x1="23.783cm" svg:y1="14.023cm" svg:x2="23.113cm" svg:y2="14.023cm">
          <text:p/>
        </draw:line>
        <draw:line draw:style-name="gr8" draw:text-style-name="P1" draw:layer="D3" svg:x1="23.783cm" svg:y1="14.268cm" svg:x2="23.113cm" svg:y2="14.268cm">
          <text:p/>
        </draw:line>
        <draw:line draw:style-name="gr8" draw:text-style-name="P1" draw:layer="D3" svg:x1="23.783cm" svg:y1="14.145cm" svg:x2="23.113cm" svg:y2="14.145cm">
          <text:p/>
        </draw:line>
        <draw:line draw:style-name="gr8" draw:text-style-name="P1" draw:layer="D3" svg:x1="30.101cm" svg:y1="24.349cm" svg:x2="30.101cm" svg:y2="24.3cm">
          <text:p/>
        </draw:line>
        <draw:line draw:style-name="gr8" draw:text-style-name="P1" draw:layer="D3" svg:x1="30.751cm" svg:y1="24.202cm" svg:x2="31.301cm" svg:y2="24.202cm">
          <text:p/>
        </draw:line>
        <draw:line draw:style-name="gr8" draw:text-style-name="P1" draw:layer="D3" svg:x1="30.751cm" svg:y1="24.202cm" svg:x2="30.751cm" svg:y2="23.452cm">
          <text:p/>
        </draw:line>
        <draw:g>
          <draw:line draw:style-name="gr8" draw:text-style-name="P1" draw:layer="D3" svg:x1="32.693cm" svg:y1="24.202cm" svg:x2="32.693cm" svg:y2="23.552cm">
            <text:p/>
          </draw:line>
          <draw:line draw:style-name="gr8" draw:text-style-name="P1" draw:layer="D3" svg:x1="32.809cm" svg:y1="24.202cm" svg:x2="32.809cm" svg:y2="23.552cm">
            <text:p/>
          </draw:line>
          <draw:line draw:style-name="gr8" draw:text-style-name="P1" draw:layer="D3" svg:x1="32.926cm" svg:y1="24.202cm" svg:x2="32.926cm" svg:y2="23.552cm">
            <text:p/>
          </draw:line>
          <draw:line draw:style-name="gr8" draw:text-style-name="P1" draw:layer="D3" svg:x1="33.043cm" svg:y1="24.202cm" svg:x2="33.043cm" svg:y2="23.552cm">
            <text:p/>
          </draw:line>
          <draw:line draw:style-name="gr8" draw:text-style-name="P1" draw:layer="D3" svg:x1="33.159cm" svg:y1="24.202cm" svg:x2="33.159cm" svg:y2="23.552cm">
            <text:p/>
          </draw:line>
          <draw:line draw:style-name="gr8" draw:text-style-name="P1" draw:layer="D3" svg:x1="33.276cm" svg:y1="24.202cm" svg:x2="33.276cm" svg:y2="23.552cm">
            <text:p/>
          </draw:line>
          <draw:line draw:style-name="gr8" draw:text-style-name="P1" draw:layer="D3" svg:x1="33.393cm" svg:y1="24.202cm" svg:x2="33.393cm" svg:y2="23.552cm">
            <text:p/>
          </draw:line>
          <draw:line draw:style-name="gr8" draw:text-style-name="P1" draw:layer="D3" svg:x1="33.509cm" svg:y1="24.202cm" svg:x2="33.509cm" svg:y2="23.552cm">
            <text:p/>
          </draw:line>
          <draw:line draw:style-name="gr8" draw:text-style-name="P1" draw:layer="D3" svg:x1="33.626cm" svg:y1="24.202cm" svg:x2="33.626cm" svg:y2="23.552cm">
            <text:p/>
          </draw:line>
          <draw:line draw:style-name="gr8" draw:text-style-name="P1" draw:layer="D3" svg:x1="33.743cm" svg:y1="24.202cm" svg:x2="33.743cm" svg:y2="23.552cm">
            <text:p/>
          </draw:line>
          <draw:line draw:style-name="gr8" draw:text-style-name="P1" draw:layer="D3" svg:x1="33.859cm" svg:y1="24.202cm" svg:x2="33.859cm" svg:y2="23.552cm">
            <text:p/>
          </draw:line>
          <draw:line draw:style-name="gr8" draw:text-style-name="P1" draw:layer="D3" svg:x1="33.976cm" svg:y1="24.202cm" svg:x2="33.976cm" svg:y2="23.552cm">
            <text:p/>
          </draw:line>
          <draw:line draw:style-name="gr8" draw:text-style-name="P1" draw:layer="D3" svg:x1="34.093cm" svg:y1="24.202cm" svg:x2="34.093cm" svg:y2="23.552cm">
            <text:p/>
          </draw:line>
          <draw:line draw:style-name="gr8" draw:text-style-name="P1" draw:layer="D3" svg:x1="34.209cm" svg:y1="24.202cm" svg:x2="34.209cm" svg:y2="23.552cm">
            <text:p/>
          </draw:line>
          <draw:line draw:style-name="gr8" draw:text-style-name="P1" draw:layer="D3" svg:x1="34.326cm" svg:y1="24.202cm" svg:x2="34.326cm" svg:y2="23.552cm">
            <text:p/>
          </draw:line>
          <draw:line draw:style-name="gr8" draw:text-style-name="P1" draw:layer="D3" svg:x1="34.443cm" svg:y1="24.202cm" svg:x2="34.443cm" svg:y2="23.552cm">
            <text:p/>
          </draw:line>
          <draw:line draw:style-name="gr8" draw:text-style-name="P1" draw:layer="D3" svg:x1="34.559cm" svg:y1="24.202cm" svg:x2="34.559cm" svg:y2="23.552cm">
            <text:p/>
          </draw:line>
          <draw:line draw:style-name="gr8" draw:text-style-name="P1" draw:layer="D3" svg:x1="34.676cm" svg:y1="24.202cm" svg:x2="34.676cm" svg:y2="23.552cm">
            <text:p/>
          </draw:line>
          <draw:line draw:style-name="gr8" draw:text-style-name="P1" draw:layer="D3" svg:x1="34.793cm" svg:y1="24.202cm" svg:x2="34.793cm" svg:y2="23.552cm">
            <text:p/>
          </draw:line>
          <draw:line draw:style-name="gr8" draw:text-style-name="P1" draw:layer="D3" svg:x1="34.909cm" svg:y1="24.202cm" svg:x2="34.909cm" svg:y2="23.552cm">
            <text:p/>
          </draw:line>
          <draw:line draw:style-name="gr8" draw:text-style-name="P1" draw:layer="D3" svg:x1="35.026cm" svg:y1="24.202cm" svg:x2="35.026cm" svg:y2="23.552cm">
            <text:p/>
          </draw:line>
          <draw:line draw:style-name="gr8" draw:text-style-name="P1" draw:layer="D3" svg:x1="35.143cm" svg:y1="24.202cm" svg:x2="35.143cm" svg:y2="23.552cm">
            <text:p/>
          </draw:line>
          <draw:line draw:style-name="gr8" draw:text-style-name="P1" draw:layer="D3" svg:x1="35.259cm" svg:y1="24.202cm" svg:x2="35.259cm" svg:y2="23.552cm">
            <text:p/>
          </draw:line>
          <draw:line draw:style-name="gr8" draw:text-style-name="P1" draw:layer="D3" svg:x1="35.376cm" svg:y1="24.202cm" svg:x2="35.376cm" svg:y2="23.552cm">
            <text:p/>
          </draw:line>
          <draw:line draw:style-name="gr8" draw:text-style-name="P1" draw:layer="D3" svg:x1="32.576cm" svg:y1="25.052cm" svg:x2="32.576cm" svg:y2="24.402cm">
            <text:p/>
          </draw:line>
          <draw:line draw:style-name="gr8" draw:text-style-name="P1" draw:layer="D3" svg:x1="32.693cm" svg:y1="25.052cm" svg:x2="32.693cm" svg:y2="24.402cm">
            <text:p/>
          </draw:line>
          <draw:line draw:style-name="gr8" draw:text-style-name="P1" draw:layer="D3" svg:x1="32.809cm" svg:y1="25.052cm" svg:x2="32.809cm" svg:y2="24.402cm">
            <text:p/>
          </draw:line>
          <draw:line draw:style-name="gr8" draw:text-style-name="P1" draw:layer="D3" svg:x1="32.926cm" svg:y1="25.052cm" svg:x2="32.926cm" svg:y2="24.402cm">
            <text:p/>
          </draw:line>
          <draw:line draw:style-name="gr8" draw:text-style-name="P1" draw:layer="D3" svg:x1="33.043cm" svg:y1="25.052cm" svg:x2="33.043cm" svg:y2="24.402cm">
            <text:p/>
          </draw:line>
          <draw:line draw:style-name="gr8" draw:text-style-name="P1" draw:layer="D3" svg:x1="33.159cm" svg:y1="25.052cm" svg:x2="33.159cm" svg:y2="24.402cm">
            <text:p/>
          </draw:line>
          <draw:line draw:style-name="gr8" draw:text-style-name="P1" draw:layer="D3" svg:x1="33.276cm" svg:y1="25.052cm" svg:x2="33.276cm" svg:y2="24.402cm">
            <text:p/>
          </draw:line>
          <draw:line draw:style-name="gr8" draw:text-style-name="P1" draw:layer="D3" svg:x1="33.393cm" svg:y1="25.052cm" svg:x2="33.393cm" svg:y2="24.402cm">
            <text:p/>
          </draw:line>
          <draw:line draw:style-name="gr8" draw:text-style-name="P1" draw:layer="D3" svg:x1="33.509cm" svg:y1="25.052cm" svg:x2="33.509cm" svg:y2="24.402cm">
            <text:p/>
          </draw:line>
          <draw:line draw:style-name="gr8" draw:text-style-name="P1" draw:layer="D3" svg:x1="33.626cm" svg:y1="25.052cm" svg:x2="33.626cm" svg:y2="24.402cm">
            <text:p/>
          </draw:line>
          <draw:line draw:style-name="gr8" draw:text-style-name="P1" draw:layer="D3" svg:x1="33.743cm" svg:y1="25.052cm" svg:x2="33.743cm" svg:y2="24.402cm">
            <text:p/>
          </draw:line>
          <draw:line draw:style-name="gr8" draw:text-style-name="P1" draw:layer="D3" svg:x1="33.859cm" svg:y1="25.052cm" svg:x2="33.859cm" svg:y2="24.402cm">
            <text:p/>
          </draw:line>
          <draw:line draw:style-name="gr8" draw:text-style-name="P1" draw:layer="D3" svg:x1="33.976cm" svg:y1="25.052cm" svg:x2="33.976cm" svg:y2="24.402cm">
            <text:p/>
          </draw:line>
          <draw:line draw:style-name="gr8" draw:text-style-name="P1" draw:layer="D3" svg:x1="34.093cm" svg:y1="25.052cm" svg:x2="34.093cm" svg:y2="24.402cm">
            <text:p/>
          </draw:line>
          <draw:line draw:style-name="gr8" draw:text-style-name="P1" draw:layer="D3" svg:x1="34.209cm" svg:y1="25.052cm" svg:x2="34.209cm" svg:y2="24.402cm">
            <text:p/>
          </draw:line>
          <draw:line draw:style-name="gr8" draw:text-style-name="P1" draw:layer="D3" svg:x1="34.326cm" svg:y1="25.052cm" svg:x2="34.326cm" svg:y2="24.402cm">
            <text:p/>
          </draw:line>
          <draw:line draw:style-name="gr8" draw:text-style-name="P1" draw:layer="D3" svg:x1="34.443cm" svg:y1="25.052cm" svg:x2="34.443cm" svg:y2="24.402cm">
            <text:p/>
          </draw:line>
          <draw:line draw:style-name="gr8" draw:text-style-name="P1" draw:layer="D3" svg:x1="34.559cm" svg:y1="25.052cm" svg:x2="34.559cm" svg:y2="24.402cm">
            <text:p/>
          </draw:line>
          <draw:line draw:style-name="gr8" draw:text-style-name="P1" draw:layer="D3" svg:x1="34.676cm" svg:y1="25.052cm" svg:x2="34.676cm" svg:y2="24.402cm">
            <text:p/>
          </draw:line>
          <draw:line draw:style-name="gr8" draw:text-style-name="P1" draw:layer="D3" svg:x1="34.793cm" svg:y1="25.052cm" svg:x2="34.793cm" svg:y2="24.402cm">
            <text:p/>
          </draw:line>
          <draw:line draw:style-name="gr8" draw:text-style-name="P1" draw:layer="D3" svg:x1="34.909cm" svg:y1="25.052cm" svg:x2="34.909cm" svg:y2="24.402cm">
            <text:p/>
          </draw:line>
          <draw:line draw:style-name="gr8" draw:text-style-name="P1" draw:layer="D3" svg:x1="35.026cm" svg:y1="25.052cm" svg:x2="35.026cm" svg:y2="24.402cm">
            <text:p/>
          </draw:line>
          <draw:line draw:style-name="gr8" draw:text-style-name="P1" draw:layer="D3" svg:x1="35.143cm" svg:y1="25.052cm" svg:x2="35.143cm" svg:y2="24.402cm">
            <text:p/>
          </draw:line>
          <draw:line draw:style-name="gr8" draw:text-style-name="P1" draw:layer="D3" svg:x1="35.259cm" svg:y1="25.052cm" svg:x2="35.259cm" svg:y2="24.402cm">
            <text:p/>
          </draw:line>
          <draw:line draw:style-name="gr8" draw:text-style-name="P1" draw:layer="D3" svg:x1="35.376cm" svg:y1="25.052cm" svg:x2="35.376cm" svg:y2="24.402cm">
            <text:p/>
          </draw:line>
          <draw:line draw:style-name="gr8" draw:text-style-name="P1" draw:layer="D3" svg:x1="32.576cm" svg:y1="24.202cm" svg:x2="32.576cm" svg:y2="23.552cm">
            <text:p/>
          </draw:line>
        </draw:g>
        <draw:g>
          <draw:line draw:style-name="gr8" draw:text-style-name="P1" draw:layer="D3" svg:x1="32.301cm" svg:y1="23.552cm" svg:x2="35.651cm" svg:y2="23.552cm">
            <text:p/>
          </draw:line>
          <draw:line draw:style-name="gr8" draw:text-style-name="P1" draw:layer="D3" svg:x1="32.301cm" svg:y1="25.052cm" svg:x2="35.651cm" svg:y2="25.052cm">
            <text:p/>
          </draw:line>
        </draw:g>
        <draw:g>
          <draw:line draw:style-name="gr8" draw:text-style-name="P1" draw:layer="D3" svg:x1="32.401cm" svg:y1="24.202cm" svg:x2="35.551cm" svg:y2="24.202cm">
            <text:p/>
          </draw:line>
          <draw:line draw:style-name="gr8" draw:text-style-name="P1" draw:layer="D3" svg:x1="32.401cm" svg:y1="24.402cm" svg:x2="35.551cm" svg:y2="24.402cm">
            <text:p/>
          </draw:line>
          <draw:line draw:style-name="gr8" draw:text-style-name="P1" draw:layer="D3" svg:x1="32.401cm" svg:y1="24.202cm" svg:x2="32.401cm" svg:y2="24.402cm">
            <text:p/>
          </draw:line>
          <draw:line draw:style-name="gr8" draw:text-style-name="P1" draw:layer="D3" svg:x1="35.551cm" svg:y1="24.202cm" svg:x2="35.551cm" svg:y2="24.402cm">
            <text:p/>
          </draw:line>
        </draw:g>
        <draw:line draw:style-name="gr8" draw:text-style-name="P1" draw:layer="D3" svg:x1="36.651cm" svg:y1="25.152cm" svg:x2="36.651cm" svg:y2="24.452cm">
          <text:p/>
        </draw:line>
        <draw:line draw:style-name="gr8" draw:text-style-name="P1" draw:layer="D3" svg:x1="31.301cm" svg:y1="25.152cm" svg:x2="31.301cm" svg:y2="24.452cm">
          <text:p/>
        </draw:line>
        <draw:line draw:style-name="gr8" draw:text-style-name="P1" draw:layer="D3" svg:x1="30.16cm" svg:y1="21.711cm" svg:x2="29.744cm" svg:y2="21.711cm">
          <text:p/>
        </draw:line>
        <draw:line draw:style-name="gr8" draw:text-style-name="P1" draw:layer="D3" svg:x1="29.744cm" svg:y1="20.997cm" svg:x2="29.744cm" svg:y2="21.712cm">
          <text:p/>
        </draw:line>
        <draw:line draw:style-name="gr8" draw:text-style-name="P1" draw:layer="D3" svg:x1="32.63cm" svg:y1="20.997cm" svg:x2="32.63cm" svg:y2="21.712cm">
          <text:p/>
        </draw:line>
        <draw:line draw:style-name="gr8" draw:text-style-name="P1" draw:layer="D3" svg:x1="31.577cm" svg:y1="21.711cm" svg:x2="30.797cm" svg:y2="21.711cm">
          <text:p/>
        </draw:line>
        <draw:line draw:style-name="gr8" draw:text-style-name="P1" draw:layer="D3" svg:x1="33.02cm" svg:y1="21.711cm" svg:x2="32.24cm" svg:y2="21.711cm">
          <text:p/>
        </draw:line>
        <draw:line draw:style-name="gr8" draw:text-style-name="P1" draw:layer="D3" svg:x1="31.213cm" svg:y1="20.619cm" svg:x2="31.213cm" svg:y2="21.712cm">
          <text:p/>
        </draw:line>
        <draw:line draw:style-name="gr8" draw:text-style-name="P1" draw:layer="D3" svg:x1="35.477cm" svg:y1="20.997cm" svg:x2="35.477cm" svg:y2="21.712cm">
          <text:p/>
        </draw:line>
        <draw:line draw:style-name="gr8" draw:text-style-name="P1" draw:layer="D3" svg:x1="34.463cm" svg:y1="21.711cm" svg:x2="33.683cm" svg:y2="21.711cm">
          <text:p/>
        </draw:line>
        <draw:line draw:style-name="gr8" draw:text-style-name="P1" draw:layer="D3" svg:x1="35.906cm" svg:y1="21.711cm" svg:x2="35.126cm" svg:y2="21.711cm">
          <text:p/>
        </draw:line>
        <draw:line draw:style-name="gr8" draw:text-style-name="P1" draw:layer="D3" svg:x1="34.047cm" svg:y1="20.619cm" svg:x2="34.047cm" svg:y2="21.712cm">
          <text:p/>
        </draw:line>
        <draw:line draw:style-name="gr8" draw:text-style-name="P1" draw:layer="D3" svg:x1="37.297cm" svg:y1="21.711cm" svg:x2="36.517cm" svg:y2="21.711cm">
          <text:p/>
        </draw:line>
        <draw:line draw:style-name="gr8" draw:text-style-name="P1" draw:layer="D3" svg:x1="36.907cm" svg:y1="20.619cm" svg:x2="36.907cm" svg:y2="21.712cm">
          <text:p/>
        </draw:line>
        <draw:line draw:style-name="gr8" draw:text-style-name="P1" draw:layer="D3" svg:x1="38.376cm" svg:y1="21.712cm" svg:x2="37.96cm" svg:y2="21.712cm">
          <text:p/>
        </draw:line>
        <draw:line draw:style-name="gr8" draw:text-style-name="P1" draw:layer="D3" svg:x1="38.376cm" svg:y1="20.998cm" svg:x2="38.376cm" svg:y2="21.713cm">
          <text:p/>
        </draw:line>
        <draw:line draw:style-name="gr8" draw:text-style-name="P1" draw:layer="D3" svg:x1="29.991cm" svg:y1="20.528cm" svg:x2="29.991cm" svg:y2="21.555cm">
          <text:p/>
        </draw:line>
        <draw:line draw:style-name="gr8" draw:text-style-name="P1" draw:layer="D3" svg:x1="30.979cm" svg:y1="20.528cm" svg:x2="29.991cm" svg:y2="20.528cm">
          <text:p/>
        </draw:line>
        <draw:line draw:style-name="gr8" draw:text-style-name="P1" draw:layer="D3" svg:x1="30.979cm" svg:y1="20.529cm" svg:x2="30.979cm" svg:y2="21.556cm">
          <text:p/>
        </draw:line>
        <draw:line draw:style-name="gr8" draw:text-style-name="P1" draw:layer="D3" svg:x1="30.979cm" svg:y1="20.528cm" svg:x2="29.991cm" svg:y2="21.555cm">
          <text:p/>
        </draw:line>
        <draw:line draw:style-name="gr8" draw:text-style-name="P1" draw:layer="D3" svg:x1="30.979cm" svg:y1="21.555cm" svg:x2="29.991cm" svg:y2="21.555cm">
          <text:p/>
        </draw:line>
        <draw:line draw:style-name="gr8" draw:text-style-name="P1" draw:layer="D3" svg:x1="30.979cm" svg:y1="21.555cm" svg:x2="29.991cm" svg:y2="20.528cm">
          <text:p/>
        </draw:line>
        <draw:line draw:style-name="gr8" draw:text-style-name="P1" draw:layer="D3" svg:x1="31.434cm" svg:y1="20.528cm" svg:x2="31.434cm" svg:y2="21.555cm">
          <text:p/>
        </draw:line>
        <draw:line draw:style-name="gr8" draw:text-style-name="P1" draw:layer="D3" svg:x1="32.422cm" svg:y1="20.528cm" svg:x2="31.434cm" svg:y2="20.528cm">
          <text:p/>
        </draw:line>
        <draw:line draw:style-name="gr8" draw:text-style-name="P1" draw:layer="D3" svg:x1="32.422cm" svg:y1="20.529cm" svg:x2="32.422cm" svg:y2="21.556cm">
          <text:p/>
        </draw:line>
        <draw:line draw:style-name="gr8" draw:text-style-name="P1" draw:layer="D3" svg:x1="32.422cm" svg:y1="20.528cm" svg:x2="31.434cm" svg:y2="21.555cm">
          <text:p/>
        </draw:line>
        <draw:line draw:style-name="gr8" draw:text-style-name="P1" draw:layer="D3" svg:x1="32.422cm" svg:y1="21.555cm" svg:x2="31.434cm" svg:y2="21.555cm">
          <text:p/>
        </draw:line>
        <draw:line draw:style-name="gr8" draw:text-style-name="P1" draw:layer="D3" svg:x1="32.422cm" svg:y1="21.555cm" svg:x2="31.434cm" svg:y2="20.528cm">
          <text:p/>
        </draw:line>
        <draw:line draw:style-name="gr8" draw:text-style-name="P1" draw:layer="D3" svg:x1="32.851cm" svg:y1="20.528cm" svg:x2="32.851cm" svg:y2="21.555cm">
          <text:p/>
        </draw:line>
        <draw:line draw:style-name="gr8" draw:text-style-name="P1" draw:layer="D3" svg:x1="33.839cm" svg:y1="20.528cm" svg:x2="32.851cm" svg:y2="20.528cm">
          <text:p/>
        </draw:line>
        <draw:line draw:style-name="gr8" draw:text-style-name="P1" draw:layer="D3" svg:x1="33.839cm" svg:y1="20.529cm" svg:x2="33.839cm" svg:y2="21.556cm">
          <text:p/>
        </draw:line>
        <draw:line draw:style-name="gr8" draw:text-style-name="P1" draw:layer="D3" svg:x1="33.839cm" svg:y1="20.528cm" svg:x2="32.851cm" svg:y2="21.555cm">
          <text:p/>
        </draw:line>
        <draw:line draw:style-name="gr8" draw:text-style-name="P1" draw:layer="D3" svg:x1="33.839cm" svg:y1="21.555cm" svg:x2="32.851cm" svg:y2="21.555cm">
          <text:p/>
        </draw:line>
        <draw:line draw:style-name="gr8" draw:text-style-name="P1" draw:layer="D3" svg:x1="33.839cm" svg:y1="21.555cm" svg:x2="32.851cm" svg:y2="20.528cm">
          <text:p/>
        </draw:line>
        <draw:line draw:style-name="gr8" draw:text-style-name="P1" draw:layer="D3" svg:x1="34.281cm" svg:y1="20.528cm" svg:x2="34.281cm" svg:y2="21.555cm">
          <text:p/>
        </draw:line>
        <draw:line draw:style-name="gr8" draw:text-style-name="P1" draw:layer="D3" svg:x1="35.269cm" svg:y1="20.528cm" svg:x2="34.281cm" svg:y2="20.528cm">
          <text:p/>
        </draw:line>
        <draw:line draw:style-name="gr8" draw:text-style-name="P1" draw:layer="D3" svg:x1="35.269cm" svg:y1="20.529cm" svg:x2="35.269cm" svg:y2="21.556cm">
          <text:p/>
        </draw:line>
        <draw:line draw:style-name="gr8" draw:text-style-name="P1" draw:layer="D3" svg:x1="35.269cm" svg:y1="20.528cm" svg:x2="34.281cm" svg:y2="21.555cm">
          <text:p/>
        </draw:line>
        <draw:line draw:style-name="gr8" draw:text-style-name="P1" draw:layer="D3" svg:x1="35.269cm" svg:y1="21.555cm" svg:x2="34.281cm" svg:y2="21.555cm">
          <text:p/>
        </draw:line>
        <draw:line draw:style-name="gr8" draw:text-style-name="P1" draw:layer="D3" svg:x1="35.269cm" svg:y1="21.555cm" svg:x2="34.281cm" svg:y2="20.528cm">
          <text:p/>
        </draw:line>
        <draw:line draw:style-name="gr8" draw:text-style-name="P1" draw:layer="D3" svg:x1="35.698cm" svg:y1="20.528cm" svg:x2="35.698cm" svg:y2="21.555cm">
          <text:p/>
        </draw:line>
        <draw:line draw:style-name="gr8" draw:text-style-name="P1" draw:layer="D3" svg:x1="36.686cm" svg:y1="20.528cm" svg:x2="35.698cm" svg:y2="20.528cm">
          <text:p/>
        </draw:line>
        <draw:line draw:style-name="gr8" draw:text-style-name="P1" draw:layer="D3" svg:x1="36.686cm" svg:y1="20.529cm" svg:x2="36.686cm" svg:y2="21.556cm">
          <text:p/>
        </draw:line>
        <draw:line draw:style-name="gr8" draw:text-style-name="P1" draw:layer="D3" svg:x1="36.686cm" svg:y1="20.528cm" svg:x2="35.698cm" svg:y2="21.555cm">
          <text:p/>
        </draw:line>
        <draw:line draw:style-name="gr8" draw:text-style-name="P1" draw:layer="D3" svg:x1="36.686cm" svg:y1="21.555cm" svg:x2="35.698cm" svg:y2="21.555cm">
          <text:p/>
        </draw:line>
        <draw:line draw:style-name="gr8" draw:text-style-name="P1" draw:layer="D3" svg:x1="36.686cm" svg:y1="21.555cm" svg:x2="35.698cm" svg:y2="20.528cm">
          <text:p/>
        </draw:line>
        <draw:line draw:style-name="gr8" draw:text-style-name="P1" draw:layer="D3" svg:x1="37.128cm" svg:y1="20.528cm" svg:x2="37.128cm" svg:y2="21.555cm">
          <text:p/>
        </draw:line>
        <draw:line draw:style-name="gr8" draw:text-style-name="P1" draw:layer="D3" svg:x1="38.116cm" svg:y1="20.528cm" svg:x2="37.128cm" svg:y2="20.528cm">
          <text:p/>
        </draw:line>
        <draw:line draw:style-name="gr8" draw:text-style-name="P1" draw:layer="D3" svg:x1="38.116cm" svg:y1="20.529cm" svg:x2="38.116cm" svg:y2="21.556cm">
          <text:p/>
        </draw:line>
        <draw:line draw:style-name="gr8" draw:text-style-name="P1" draw:layer="D3" svg:x1="38.116cm" svg:y1="20.528cm" svg:x2="37.128cm" svg:y2="21.555cm">
          <text:p/>
        </draw:line>
        <draw:line draw:style-name="gr8" draw:text-style-name="P1" draw:layer="D3" svg:x1="38.116cm" svg:y1="21.555cm" svg:x2="37.128cm" svg:y2="21.555cm">
          <text:p/>
        </draw:line>
        <draw:line draw:style-name="gr8" draw:text-style-name="P1" draw:layer="D3" svg:x1="38.116cm" svg:y1="21.555cm" svg:x2="37.128cm" svg:y2="20.528cm">
          <text:p/>
        </draw:line>
        <draw:line draw:style-name="gr9" draw:text-style-name="P1" draw:layer="D3" svg:x1="34.001cm" svg:y1="30.899cm" svg:x2="34.001cm" svg:y2="30.549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72cm">
          <text:p/>
        </draw:line>
        <draw:line draw:style-name="gr8" draw:text-style-name="P1" draw:layer="D3" svg:x1="30.752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0.7cm" svg:y1="23.448cm" svg:x2="30.7cm" svg:y2="24.2cm">
          <text:p/>
        </draw:line>
        <draw:line draw:style-name="gr1" draw:text-style-name="P1" draw:layer="Wall3" svg:x1="34.001cm" svg:y1="30.899cm" svg:x2="34.001cm" svg:y2="30.549cm">
          <text:p/>
        </draw:line>
        <draw:line draw:style-name="gr8" draw:text-style-name="P1" draw:layer="D3" svg:x1="30.7cm" svg:y1="24.202cm" svg:x2="30.101cm" svg:y2="24.202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cm">
          <text:p/>
        </draw:line>
        <draw:line draw:style-name="gr8" draw:text-style-name="P1" draw:layer="D3" svg:x1="30.7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8.007cm" svg:y1="23.448cm" svg:x2="38.007cm" svg:y2="23.85cm">
          <text:p/>
        </draw:line>
        <draw:line draw:style-name="gr8" draw:text-style-name="P1" draw:layer="D3" svg:x1="16.548cm" svg:y1="15.237cm" svg:x2="16.898cm" svg:y2="15.237cm">
          <text:p/>
        </draw:line>
        <draw:line draw:style-name="gr8" draw:text-style-name="P1" draw:layer="D3" svg:x1="17.673cm" svg:y1="13.402cm" svg:x2="17.673cm" svg:y2="15.665cm">
          <text:p/>
        </draw:line>
        <draw:line draw:style-name="gr8" draw:text-style-name="P1" draw:layer="D3" svg:x1="16.898cm" svg:y1="13.403cm" svg:x2="16.898cm" svg:y2="15.666cm">
          <text:p/>
        </draw:line>
        <draw:line draw:style-name="gr8" draw:text-style-name="P1" draw:layer="D3" svg:x1="17.674cm" svg:y1="15.302cm" svg:x2="17.998cm" svg:y2="15.302cm">
          <text:p/>
        </draw:line>
        <draw:line draw:style-name="gr8" draw:text-style-name="P1" draw:layer="D3" svg:x1="17.674cm" svg:y1="14.964cm" svg:x2="17.998cm" svg:y2="14.964cm">
          <text:p/>
        </draw:line>
        <draw:line draw:style-name="gr8" draw:text-style-name="P1" draw:layer="D3" svg:x1="17.674cm" svg:y1="14.301cm" svg:x2="17.998cm" svg:y2="14.301cm">
          <text:p/>
        </draw:line>
        <draw:g>
          <draw:g>
            <draw:line draw:style-name="gr8" draw:text-style-name="P1" draw:layer="D3" svg:x1="16.8cm" svg:y1="12.208cm" svg:x2="16.8cm" svg:y2="13.257cm">
              <text:p/>
            </draw:line>
            <draw:line draw:style-name="gr8" draw:text-style-name="P1" draw:layer="D3" svg:x1="17.75cm" svg:y1="12.208cm" svg:x2="16.8cm" svg:y2="12.208cm">
              <text:p/>
            </draw:line>
            <draw:line draw:style-name="gr8" draw:text-style-name="P1" draw:layer="D3" svg:x1="17.75cm" svg:y1="12.209cm" svg:x2="17.75cm" svg:y2="13.258cm">
              <text:p/>
            </draw:line>
            <draw:line draw:style-name="gr8" draw:text-style-name="P1" draw:layer="D3" svg:x1="17.75cm" svg:y1="12.208cm" svg:x2="16.8cm" svg:y2="13.257cm">
              <text:p/>
            </draw:line>
            <draw:line draw:style-name="gr8" draw:text-style-name="P1" draw:layer="D3" svg:x1="17.75cm" svg:y1="13.257cm" svg:x2="16.8cm" svg:y2="13.257cm">
              <text:p/>
            </draw:line>
            <draw:line draw:style-name="gr8" draw:text-style-name="P1" draw:layer="D3" svg:x1="17.75cm" svg:y1="13.257cm" svg:x2="16.8cm" svg:y2="12.208cm">
              <text:p/>
            </draw:line>
          </draw:g>
          <draw:g>
            <draw:line draw:style-name="gr8" draw:text-style-name="P1" draw:layer="D3" svg:x1="16.925cm" svg:y1="13.251cm" svg:x2="16.925cm" svg:y2="13.358cm">
              <text:p/>
            </draw:line>
            <draw:line draw:style-name="gr8" draw:text-style-name="P1" draw:layer="D3" svg:x1="17.625cm" svg:y1="13.251cm" svg:x2="17.625cm" svg:y2="13.358cm">
              <text:p/>
            </draw:line>
          </draw:g>
        </draw:g>
        <draw:g>
          <draw:line draw:style-name="gr8" draw:text-style-name="P1" draw:layer="D3" svg:x1="14.93cm" svg:y1="12.751cm" svg:x2="14.93cm" svg:y2="14.558cm">
            <text:p/>
          </draw:line>
          <draw:line draw:style-name="gr8" draw:text-style-name="P1" draw:layer="D3" svg:x1="16.38cm" svg:y1="12.751cm" svg:x2="16.38cm" svg:y2="14.558cm">
            <text:p/>
          </draw:line>
          <draw:line draw:style-name="gr8" draw:text-style-name="P1" draw:layer="D3" svg:x1="16.38cm" svg:y1="12.918cm" svg:x2="15.71cm" svg:y2="12.918cm">
            <text:p/>
          </draw:line>
          <draw:g>
            <draw:line draw:style-name="gr8" draw:text-style-name="P1" draw:layer="D3" svg:x1="15.59cm" svg:y1="12.918cm" svg:x2="15.59cm" svg:y2="14.268cm">
              <text:p/>
            </draw:line>
            <draw:line draw:style-name="gr8" draw:text-style-name="P1" draw:layer="D3" svg:x1="15.71cm" svg:y1="12.918cm" svg:x2="15.71cm" svg:y2="14.268cm">
              <text:p/>
            </draw:line>
            <draw:line draw:style-name="gr8" draw:text-style-name="P1" draw:layer="D3" svg:x1="15.71cm" svg:y1="12.918cm" svg:x2="15.59cm" svg:y2="12.918cm">
              <text:p/>
            </draw:line>
            <draw:line draw:style-name="gr8" draw:text-style-name="P1" draw:layer="D3" svg:x1="15.71cm" svg:y1="14.268cm" svg:x2="15.59cm" svg:y2="14.268cm">
              <text:p/>
            </draw:line>
          </draw:g>
          <draw:line draw:style-name="gr8" draw:text-style-name="P1" draw:layer="D3" svg:x1="16.38cm" svg:y1="13.041cm" svg:x2="15.71cm" svg:y2="13.041cm">
            <text:p/>
          </draw:line>
          <draw:line draw:style-name="gr8" draw:text-style-name="P1" draw:layer="D3" svg:x1="16.38cm" svg:y1="13.163cm" svg:x2="15.71cm" svg:y2="13.163cm">
            <text:p/>
          </draw:line>
          <draw:line draw:style-name="gr8" draw:text-style-name="P1" draw:layer="D3" svg:x1="16.38cm" svg:y1="13.286cm" svg:x2="15.71cm" svg:y2="13.286cm">
            <text:p/>
          </draw:line>
          <draw:line draw:style-name="gr8" draw:text-style-name="P1" draw:layer="D3" svg:x1="16.38cm" svg:y1="13.409cm" svg:x2="15.71cm" svg:y2="13.409cm">
            <text:p/>
          </draw:line>
          <draw:line draw:style-name="gr8" draw:text-style-name="P1" draw:layer="D3" svg:x1="16.38cm" svg:y1="13.532cm" svg:x2="15.71cm" svg:y2="13.532cm">
            <text:p/>
          </draw:line>
          <draw:line draw:style-name="gr8" draw:text-style-name="P1" draw:layer="D3" svg:x1="16.38cm" svg:y1="13.654cm" svg:x2="15.71cm" svg:y2="13.654cm">
            <text:p/>
          </draw:line>
          <draw:line draw:style-name="gr8" draw:text-style-name="P1" draw:layer="D3" svg:x1="16.38cm" svg:y1="13.777cm" svg:x2="15.71cm" svg:y2="13.777cm">
            <text:p/>
          </draw:line>
          <draw:line draw:style-name="gr8" draw:text-style-name="P1" draw:layer="D3" svg:x1="16.38cm" svg:y1="13.9cm" svg:x2="15.71cm" svg:y2="13.9cm">
            <text:p/>
          </draw:line>
          <draw:line draw:style-name="gr8" draw:text-style-name="P1" draw:layer="D3" svg:x1="16.38cm" svg:y1="14.023cm" svg:x2="15.71cm" svg:y2="14.023cm">
            <text:p/>
          </draw:line>
          <draw:line draw:style-name="gr8" draw:text-style-name="P1" draw:layer="D3" svg:x1="16.38cm" svg:y1="14.145cm" svg:x2="15.71cm" svg:y2="14.145cm">
            <text:p/>
          </draw:line>
          <draw:line draw:style-name="gr8" draw:text-style-name="P1" draw:layer="D3" svg:x1="15.6cm" svg:y1="13.041cm" svg:x2="14.93cm" svg:y2="13.041cm">
            <text:p/>
          </draw:line>
          <draw:line draw:style-name="gr8" draw:text-style-name="P1" draw:layer="D3" svg:x1="15.6cm" svg:y1="13.163cm" svg:x2="14.93cm" svg:y2="13.163cm">
            <text:p/>
          </draw:line>
          <draw:line draw:style-name="gr8" draw:text-style-name="P1" draw:layer="D3" svg:x1="15.6cm" svg:y1="13.286cm" svg:x2="14.93cm" svg:y2="13.286cm">
            <text:p/>
          </draw:line>
          <draw:line draw:style-name="gr8" draw:text-style-name="P1" draw:layer="D3" svg:x1="15.6cm" svg:y1="13.409cm" svg:x2="14.93cm" svg:y2="13.409cm">
            <text:p/>
          </draw:line>
          <draw:line draw:style-name="gr8" draw:text-style-name="P1" draw:layer="D3" svg:x1="15.6cm" svg:y1="13.532cm" svg:x2="14.93cm" svg:y2="13.532cm">
            <text:p/>
          </draw:line>
          <draw:line draw:style-name="gr8" draw:text-style-name="P1" draw:layer="D3" svg:x1="15.6cm" svg:y1="13.654cm" svg:x2="14.93cm" svg:y2="13.654cm">
            <text:p/>
          </draw:line>
          <draw:line draw:style-name="gr8" draw:text-style-name="P1" draw:layer="D3" svg:x1="15.6cm" svg:y1="13.777cm" svg:x2="14.93cm" svg:y2="13.777cm">
            <text:p/>
          </draw:line>
          <draw:line draw:style-name="gr8" draw:text-style-name="P1" draw:layer="D3" svg:x1="15.6cm" svg:y1="13.9cm" svg:x2="14.93cm" svg:y2="13.9cm">
            <text:p/>
          </draw:line>
          <draw:line draw:style-name="gr8" draw:text-style-name="P1" draw:layer="D3" svg:x1="15.6cm" svg:y1="14.023cm" svg:x2="14.93cm" svg:y2="14.023cm">
            <text:p/>
          </draw:line>
          <draw:line draw:style-name="gr8" draw:text-style-name="P1" draw:layer="D3" svg:x1="15.6cm" svg:y1="14.268cm" svg:x2="14.93cm" svg:y2="14.268cm">
            <text:p/>
          </draw:line>
          <draw:line draw:style-name="gr8" draw:text-style-name="P1" draw:layer="D3" svg:x1="15.6cm" svg:y1="14.145cm" svg:x2="14.93cm" svg:y2="14.145cm">
            <text:p/>
          </draw:line>
        </draw:g>
        <draw:line draw:style-name="gr8" draw:text-style-name="P1" draw:layer="D3" svg:x1="37.9cm" svg:y1="23.75cm" svg:x2="37.9cm" svg:y2="24.335cm">
          <text:p/>
        </draw:line>
        <draw:line draw:style-name="gr8" draw:text-style-name="P1" draw:layer="D3" svg:x1="37.898cm" svg:y1="24.335cm" svg:x2="38.349cm" svg:y2="24.335cm">
          <text:p/>
        </draw:line>
        <draw:line draw:style-name="gr8" draw:text-style-name="P1" draw:layer="D3" svg:x1="37.898cm" svg:y1="23.85cm" svg:x2="38.006cm" svg:y2="23.85cm">
          <text:p/>
        </draw:line>
        <draw:line draw:style-name="gr1" draw:text-style-name="P1" draw:layer="Wall3" svg:x1="35.15cm" svg:y1="23.344cm" svg:x2="35.15cm" svg:y2="21.8cm">
          <text:p/>
        </draw:line>
        <draw:line draw:style-name="gr8" draw:text-style-name="P1" draw:layer="D3" svg:x1="35.258cm" svg:y1="22.3cm" svg:x2="34.708cm" svg:y2="22.3cm">
          <text:p/>
        </draw:line>
        <draw:line draw:style-name="gr8" draw:text-style-name="P1" draw:layer="D3" svg:x1="34.708cm" svg:y1="23.344cm" svg:x2="34.708cm" svg:y2="22.3cm">
          <text:p/>
        </draw:line>
        <draw:line draw:style-name="gr8" draw:text-style-name="P1" draw:layer="D3" svg:x1="37cm" svg:y1="25.149cm" svg:x2="37cm" svg:y2="25.302cm">
          <text:p/>
        </draw:line>
        <draw:line draw:style-name="gr8" draw:text-style-name="P1" draw:layer="D3" svg:x1="36.5cm" svg:y1="25.302cm" svg:x2="37cm" svg:y2="25.302cm">
          <text:p/>
        </draw:line>
        <draw:line draw:style-name="gr8" draw:text-style-name="P1" draw:layer="D3" svg:x1="36.5cm" svg:y1="25.149cm" svg:x2="36.5cm" svg:y2="25.302cm">
          <text:p/>
        </draw:line>
        <draw:line draw:style-name="gr8" draw:text-style-name="P1" draw:layer="D3" svg:x1="36.15cm" svg:y1="25.149cm" svg:x2="36.15cm" svg:y2="25.302cm">
          <text:p/>
        </draw:line>
        <draw:line draw:style-name="gr8" draw:text-style-name="P1" draw:layer="D3" svg:x1="35.65cm" svg:y1="25.302cm" svg:x2="36.15cm" svg:y2="25.302cm">
          <text:p/>
        </draw:line>
        <draw:line draw:style-name="gr8" draw:text-style-name="P1" draw:layer="D3" svg:x1="35.65cm" svg:y1="25.149cm" svg:x2="35.65cm" svg:y2="25.302cm">
          <text:p/>
        </draw:line>
        <draw:g>
          <draw:line draw:style-name="gr10" draw:text-style-name="P1" draw:layer="P3" svg:x1="36.085cm" svg:y1="24.996cm" svg:x2="36.66cm" svg:y2="24.996cm">
            <text:p/>
          </draw:line>
          <draw:path draw:style-name="gr10" draw:text-style-name="P1" draw:layer="P3" svg:width="0.645cm" svg:height="0.436cm" draw:transform="skewX (-0.0354301838154849) rotate (0.116762526958421) translate (36.0184433617286cm 24.5642184301971cm)" svg:viewBox="0 0 646 437" svg:d="M646 0c-554 2-646 437-646 437">
            <text:p/>
          </draw:path>
        </draw:g>
        <draw:g>
          <draw:line draw:style-name="gr10" draw:text-style-name="P1" draw:layer="P3" svg:x1="14.969cm" svg:y1="14.987cm" svg:x2="14.969cm" svg:y2="15.663cm">
            <text:p/>
          </draw:line>
          <draw:path draw:style-name="gr10" draw:text-style-name="P1" draw:layer="P3" svg:width="0.758cm" svg:height="0.458cm" draw:transform="skewX (-0.0663225115757845) rotate (-1.46555297289964) translate (15.4219619311078cm 14.9075545237315cm)" svg:viewBox="0 0 759 459" svg:d="M759 0c-650 1-759 459-759 459">
            <text:p/>
          </draw:path>
        </draw:g>
        <draw:g>
          <draw:line draw:style-name="gr10" draw:text-style-name="P1" draw:layer="P3" svg:x1="17.68cm" svg:y1="13.49cm" svg:x2="17.542cm" svg:y2="13.735cm">
            <text:p/>
          </draw:line>
          <draw:path draw:style-name="gr10" draw:text-style-name="P1" draw:layer="P3" svg:width="0.099cm" svg:height="0.102cm" draw:transform="rotate (-2.62253173404668) translate (17.68cm 13.7754611260054cm)" svg:viewBox="0 0 100 103" svg:d="M0 0c81 34 100 103 100 103">
            <text:p/>
          </draw:path>
        </draw:g>
        <draw:g>
          <draw:line draw:style-name="gr10" draw:text-style-name="P1" draw:layer="P3" svg:x1="16.905cm" svg:y1="13.959cm" svg:x2="17.03cm" svg:y2="14.204cm">
            <text:p/>
          </draw:line>
          <draw:path draw:style-name="gr10" draw:text-style-name="P1" draw:layer="P3" svg:width="0.093cm" svg:height="0.099cm" draw:transform="skewX (-0.0972148393360842) rotate (2.57959663444762) translate (16.9848077500533cm 14.2937241103702cm)" svg:viewBox="0 0 94 100" svg:d="M94 0c-75 34-94 100-94 100">
            <text:p/>
          </draw:path>
        </draw:g>
        <draw:g>
          <draw:line draw:style-name="gr10" draw:text-style-name="P1" draw:layer="P3" svg:x1="16.905cm" svg:y1="14.529cm" svg:x2="17.03cm" svg:y2="14.284cm">
            <text:p/>
          </draw:line>
          <draw:path draw:style-name="gr10" draw:text-style-name="P1" draw:layer="P3" svg:width="0.091cm" svg:height="0.099cm" draw:transform="skewX (0.072954762733363) rotate (0.563741348394168) translate (16.905cm 14.2445335120643cm)" svg:viewBox="0 0 92 100" svg:d="M0 0c74 34 92 100 92 100">
            <text:p/>
          </draw:path>
        </draw:g>
        <draw:g>
          <draw:line draw:style-name="gr10" draw:text-style-name="P1" draw:layer="P3" svg:x1="16.905cm" svg:y1="14.596cm" svg:x2="17.03cm" svg:y2="14.841cm">
            <text:p/>
          </draw:line>
          <draw:path draw:style-name="gr10" draw:text-style-name="P1" draw:layer="P3" svg:width="0.093cm" svg:height="0.099cm" draw:transform="skewX (-0.0972148393360842) rotate (2.57959663444762) translate (16.9848077500532cm 14.9307241103702cm)" svg:viewBox="0 0 94 100" svg:d="M94 0c-75 34-94 100-94 100">
            <text:p/>
          </draw:path>
        </draw:g>
        <draw:g>
          <draw:line draw:style-name="gr10" draw:text-style-name="P1" draw:layer="P3" svg:x1="16.905cm" svg:y1="15.166cm" svg:x2="17.03cm" svg:y2="14.921cm">
            <text:p/>
          </draw:line>
          <draw:path draw:style-name="gr10" draw:text-style-name="P1" draw:layer="P3" svg:width="0.091cm" svg:height="0.099cm" draw:transform="skewX (0.072954762733363) rotate (0.563741348394168) translate (16.905cm 14.8815335120643cm)" svg:viewBox="0 0 92 100" svg:d="M0 0c74 34 92 100 92 100">
            <text:p/>
          </draw:path>
        </draw:g>
        <draw:g>
          <draw:line draw:style-name="gr10" draw:text-style-name="P1" draw:layer="P3" svg:x1="16.905cm" svg:y1="15.48cm" svg:x2="17.03cm" svg:y2="15.269cm">
            <text:p/>
          </draw:line>
          <draw:path draw:style-name="gr10" draw:text-style-name="P1" draw:layer="P3" svg:width="0.087cm" svg:height="0.089cm" draw:transform="skewX (-0.0555014702134197) rotate (0.500734962397173) translate (16.905cm 15.2343243967828cm)" svg:viewBox="0 0 88 90" svg:d="M0 0c72 30 88 90 88 90">
            <text:p/>
          </draw:path>
        </draw:g>
        <draw:g>
          <draw:g>
            <draw:line draw:style-name="gr10" draw:text-style-name="P1" draw:layer="P3" svg:x1="16.905cm" svg:y1="15.506cm" svg:x2="17.223cm" svg:y2="15.337cm">
              <text:p/>
            </draw:line>
            <draw:path draw:style-name="gr10" draw:text-style-name="P1" draw:layer="P3" svg:width="0.125cm" svg:height="0.131cm" draw:transform="skewX (-0.064926248174189) rotate (-2.11760798144472) translate (17.3405135191647cm 15.3983849838434cm)" svg:viewBox="0 0 126 132" svg:d="M126 0c-101 44-126 132-126 132">
              <text:p/>
            </draw:path>
          </draw:g>
          <draw:g>
            <draw:line draw:style-name="gr10" draw:text-style-name="P1" draw:layer="P3" svg:x1="17.654cm" svg:y1="15.506cm" svg:x2="17.336cm" svg:y2="15.337cm">
              <text:p/>
            </draw:line>
            <draw:path draw:style-name="gr10" draw:text-style-name="P1" draw:layer="P3" svg:width="0.125cm" svg:height="0.131cm" draw:transform="skewX (0.064926248174189) rotate (2.11760798144472) translate (17.2839946380697cm 15.506cm)" svg:viewBox="0 0 126 132" svg:d="M0 0c101 44 126 132 126 132">
              <text:p/>
            </draw:path>
          </draw:g>
        </draw:g>
        <draw:g>
          <draw:g>
            <draw:line draw:style-name="gr10" draw:text-style-name="P1" draw:layer="P3" svg:x1="17.68cm" svg:y1="13.854cm" svg:x2="17.589cm" svg:y2="14.022cm">
              <text:p/>
            </draw:line>
            <draw:path draw:style-name="gr10" draw:text-style-name="P1" draw:layer="P3" svg:width="0.063cm" svg:height="0.069cm" draw:transform="rotate (-2.60490390860154) translate (17.68cm 14.0489490616622cm)" svg:viewBox="0 0 64 70" svg:d="M0 0c53 23 64 70 64 70">
              <text:p/>
            </draw:path>
          </draw:g>
          <draw:g>
            <draw:line draw:style-name="gr10" draw:text-style-name="P1" draw:layer="P3" svg:x1="17.68cm" svg:y1="14.245cm" svg:x2="17.589cm" svg:y2="14.077cm">
              <text:p/>
            </draw:line>
            <draw:path draw:style-name="gr10" draw:text-style-name="P1" draw:layer="P3" svg:width="0.063cm" svg:height="0.069cm" draw:transform="rotate (-0.542273798594638) translate (17.6253159129939cm 14.017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3" svg:x1="17.68cm" svg:y1="14.323cm" svg:x2="17.524cm" svg:y2="14.574cm">
              <text:p/>
            </draw:line>
            <draw:path draw:style-name="gr10" draw:text-style-name="P1" draw:layer="P3" svg:width="0.106cm" svg:height="0.107cm" draw:transform="skewX (-0.115715329407224) rotate (-2.66319790561815) translate (17.68cm 14.6146757060675cm)" svg:viewBox="0 0 107 108" svg:d="M0 0c88 36 107 108 107 108">
              <text:p/>
            </draw:path>
          </draw:g>
          <draw:g>
            <draw:line draw:style-name="gr10" draw:text-style-name="P1" draw:layer="P3" svg:x1="17.68cm" svg:y1="14.908cm" svg:x2="17.524cm" svg:y2="14.657cm">
              <text:p/>
            </draw:line>
            <draw:path draw:style-name="gr10" draw:text-style-name="P1" draw:layer="P3" svg:width="0.106cm" svg:height="0.107cm" draw:transform="skewX (0.11065387457644) rotate (-0.481361807700037) translate (17.5848980728283cm 14.5666484699438cm)" svg:viewBox="0 0 107 108" svg:d="M107 0c-88 36-107 108-107 108">
              <text:p/>
            </draw:path>
          </draw:g>
        </draw:g>
        <draw:g>
          <draw:line draw:style-name="gr10" draw:text-style-name="P1" draw:layer="P3" svg:x1="17.68cm" svg:y1="15.258cm" svg:x2="17.563cm" svg:y2="15.035cm">
            <text:p/>
          </draw:line>
          <draw:path draw:style-name="gr10" draw:text-style-name="P1" draw:layer="P3" svg:width="0.085cm" svg:height="0.091cm" draw:transform="skewX (-0.0525344104850294) rotate (-0.547684319275821) translate (17.6067693640488cm 14.9537343718503cm)" svg:viewBox="0 0 86 92" svg:d="M86 0c-70 31-86 92-86 92">
            <text:p/>
          </draw:path>
        </draw:g>
        <draw:g>
          <draw:line draw:style-name="gr10" draw:text-style-name="P1" draw:layer="P3" svg:x1="17.68cm" svg:y1="15.481cm" svg:x2="17.602cm" svg:y2="15.358cm">
            <text:p/>
          </draw:line>
          <draw:path draw:style-name="gr10" draw:text-style-name="P1" draw:layer="P3" svg:width="0.052cm" svg:height="0.052cm" draw:transform="skewX (0.141895268187139) rotate (-0.469668101711674) translate (17.6328567281515cm 15.3138446243637cm)" svg:viewBox="0 0 53 53" svg:d="M53 0c-44 18-53 53-53 53">
            <text:p/>
          </draw:path>
        </draw:g>
        <draw:g>
          <draw:line draw:style-name="gr10" draw:text-style-name="P1" draw:layer="P3" svg:x1="16.905cm" svg:y1="13.49cm" svg:x2="17.043cm" svg:y2="13.735cm">
            <text:p/>
          </draw:line>
          <draw:path draw:style-name="gr10" draw:text-style-name="P1" draw:layer="P3" svg:width="0.099cm" svg:height="0.102cm" draw:transform="rotate (2.62602239255067) translate (16.9922926993951cm 13.8249294400596cm)" svg:viewBox="0 0 100 103" svg:d="M100 0c-80 34-100 103-100 103">
            <text:p/>
          </draw:path>
        </draw:g>
        <draw:g>
          <draw:line draw:style-name="gr10" draw:text-style-name="P1" draw:layer="P3" svg:x1="24.537cm" svg:y1="14.987cm" svg:x2="24.537cm" svg:y2="15.663cm">
            <text:p/>
          </draw:line>
          <draw:path draw:style-name="gr10" draw:text-style-name="P1" draw:layer="P3" svg:width="0.758cm" svg:height="0.458cm" draw:transform="skewX (0.0664970445009839) rotate (1.46555297289964) translate (24.0042690727283cm 15.6627021320125cm)" svg:viewBox="0 0 759 459" svg:d="M0 0c651 1 759 459 759 459">
            <text:p/>
          </draw:path>
        </draw:g>
        <draw:g>
          <draw:g>
            <draw:line draw:style-name="gr10" draw:text-style-name="P1" draw:layer="P3" svg:x1="30.154cm" svg:y1="23.296cm" svg:x2="29.638cm" svg:y2="23.296cm">
              <text:p/>
            </draw:line>
            <draw:path draw:style-name="gr10" draw:text-style-name="P1" draw:layer="P3" svg:width="0.579cm" svg:height="0.387cm" draw:transform="skewX (0.0399680398706701) rotate (-0.114493598930829) translate (29.6382959671491cm 22.8460044729485cm)" svg:viewBox="0 0 580 388" svg:d="M0 0c497 2 580 388 580 388">
              <text:p/>
            </draw:path>
          </draw:g>
          <draw:g>
            <draw:line draw:style-name="gr10" draw:text-style-name="P1" draw:layer="P3" svg:x1="30.152cm" svg:y1="22.396cm" svg:x2="29.636cm" svg:y2="22.396cm">
              <text:p/>
            </draw:line>
            <draw:path draw:style-name="gr10" draw:text-style-name="P1" draw:layer="P3" svg:width="0.581cm" svg:height="0.387cm" draw:transform="skewX (-0.044331363000656) rotate (-3.02727358758417) translate (30.2140572230034cm 22.7796571591096cm)" svg:viewBox="0 0 582 388" svg:d="M582 0c-498 2-582 388-582 388">
              <text:p/>
            </draw:path>
          </draw:g>
        </draw:g>
        <draw:g>
          <draw:line draw:style-name="gr10" draw:text-style-name="P1" draw:layer="P3" svg:x1="42.2cm" svg:y1="25.9cm" svg:x2="42.699cm" svg:y2="25.9cm">
            <text:p/>
          </draw:line>
          <draw:path draw:style-name="gr10" draw:text-style-name="P1" draw:layer="P3" svg:width="0.561cm" svg:height="0.435cm" draw:transform="skewX (-0.00191986217719376) rotate (3.00702776826103) translate (42.6990388317306cm 26.4070388865495cm)" svg:viewBox="0 0 562 436" svg:d="M0 0c482 2 562 436 562 436">
            <text:p/>
          </draw:path>
        </draw:g>
        <draw:g>
          <draw:line draw:style-name="gr10" draw:text-style-name="P1" draw:layer="P3" svg:x1="31.881cm" svg:y1="24.996cm" svg:x2="31.306cm" svg:y2="24.996cm">
            <text:p/>
          </draw:line>
          <draw:path draw:style-name="gr10" draw:text-style-name="P1" draw:layer="P3" svg:width="0.645cm" svg:height="0.436cm" draw:transform="skewX (0.0354301838154849) rotate (-0.116762526958422) translate (31.3059552540178cm 24.4889611134505cm)" svg:viewBox="0 0 646 437" svg:d="M0 0c554 2 646 437 646 437">
            <text:p/>
          </draw:path>
        </draw:g>
        <draw:g>
          <draw:line draw:style-name="gr10" draw:text-style-name="P1" draw:layer="P3" svg:x1="37.45cm" svg:y1="24.099cm" svg:x2="37.45cm" svg:y2="23.751cm">
            <text:p/>
          </draw:line>
          <draw:path draw:style-name="gr10" draw:text-style-name="P1" draw:layer="P3" svg:width="0.389cm" svg:height="0.185cm" draw:transform="skewX (0.133517687777566) rotate (-1.65177960408743) translate (37.6649978629246cm 23.7511485102936cm)" svg:viewBox="0 0 390 186" svg:d="M0 0c335 1 390 186 390 186">
            <text:p/>
          </draw:path>
        </draw:g>
        <draw:g>
          <draw:line draw:style-name="gr10" draw:text-style-name="P1" draw:layer="P3" svg:x1="37.85cm" svg:y1="23.999cm" svg:x2="37.85cm" svg:y2="23.75cm">
            <text:p/>
          </draw:line>
          <draw:path draw:style-name="gr10" draw:text-style-name="P1" draw:layer="P3" svg:width="0.277cm" svg:height="0.159cm" draw:transform="skewX (-0.0809832772925369) rotate (1.66766210028058) translate (37.6919325184635cm 24.0272930588635cm)" svg:viewBox="0 0 278 160" svg:d="M278 0c-239 1-278 160-278 160">
            <text:p/>
          </draw:path>
        </draw:g>
        <draw:line draw:style-name="gr8" draw:text-style-name="P1" draw:layer="D3" svg:x1="37.4cm" svg:y1="23.75cm" svg:x2="37.908cm" svg:y2="23.75cm">
          <text:p/>
        </draw:line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line draw:style-name="gr3" draw:text-style-name="P1" draw:layer="Wall3" svg:x1="27.85cm" svg:y1="22.44cm" svg:x2="27.85cm" svg:y2="27.753cm">
          <text:p/>
        </draw:line>
        <draw:line draw:style-name="gr3" draw:text-style-name="P1" draw:layer="Wall3" svg:x1="24.9cm" svg:y1="22.44cm" svg:x2="24.9cm" svg:y2="27.753cm">
          <text:p/>
        </draw:line>
        <draw:line draw:style-name="gr3" draw:text-style-name="P1" draw:layer="Wall3" svg:x1="43cm" svg:y1="21.992cm" svg:x2="43cm" svg:y2="25.15cm">
          <text:p/>
        </draw:line>
        <draw:line draw:style-name="gr3" draw:text-style-name="P1" draw:layer="Wall3" svg:x1="42cm" svg:y1="25.15cm" svg:x2="43cm" svg:y2="25.15cm">
          <text:p/>
        </draw:line>
        <draw:g>
          <draw:line draw:style-name="gr10" draw:text-style-name="P1" draw:layer="P3" svg:x1="42.556cm" svg:y1="25.649cm" svg:x2="42.556cm" svg:y2="25.15cm">
            <text:p/>
          </draw:line>
          <draw:path draw:style-name="gr10" draw:text-style-name="P1" draw:layer="P3" svg:width="0.561cm" svg:height="0.435cm" draw:transform="skewX (0.00191986217719377) rotate (1.70536121212366) translate (42.1243585065685cm 25.7068802432047cm)" svg:viewBox="0 0 562 436" svg:d="M562 0c-482 2-562 436-562 436">
            <text:p/>
          </draw:path>
        </draw:g>
        <draw:g>
          <draw:line draw:style-name="gr10" draw:text-style-name="P1" draw:layer="P3" svg:x1="38.95cm" svg:y1="24.833cm" svg:x2="38.95cm" svg:y2="24.334cm">
            <text:p/>
          </draw:line>
          <draw:path draw:style-name="gr10" draw:text-style-name="P1" draw:layer="P3" svg:width="0.561cm" svg:height="0.435cm" draw:transform="skewX (0.00191986217719377) rotate (1.70536121212366) translate (38.5183585065685cm 24.8908802432047cm)" svg:viewBox="0 0 562 436" svg:d="M562 0c-482 2-562 436-562 436">
            <text:p/>
          </draw:path>
        </draw:g>
        <draw:g>
          <draw:line draw:style-name="gr10" draw:text-style-name="P1" draw:layer="P3" svg:x1="30.557cm" svg:y1="23.75cm" svg:x2="30.557cm" svg:y2="24.202cm">
            <text:p/>
          </draw:line>
          <draw:path draw:style-name="gr10" draw:text-style-name="P1" draw:layer="P3" svg:width="0.506cm" svg:height="0.349cm" draw:transform="skewX (0.027401669256311) rotate (1.45054314133249) translate (30.1499687833814cm 24.2020351742329cm)" svg:viewBox="0 0 507 350" svg:d="M0 0c436 1 507 350 507 350">
            <text:p/>
          </draw:path>
        </draw:g>
        <draw:g>
          <draw:g>
            <draw:line draw:style-name="gr10" draw:text-style-name="P1" draw:layer="P3" svg:x1="23.45cm" svg:y1="23.318cm" svg:x2="23.45cm" svg:y2="22.802cm">
              <text:p/>
            </draw:line>
            <draw:path draw:style-name="gr10" draw:text-style-name="P1" draw:layer="P3" svg:width="0.579cm" svg:height="0.387cm" draw:transform="skewX (0.0399680398706701) rotate (-1.68528992572572) translate (23.8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24.35cm" svg:y1="23.316cm" svg:x2="24.3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23.9663428408904cm 23.37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3" svg:x1="15.15cm" svg:y1="23.318cm" svg:x2="15.15cm" svg:y2="22.802cm">
              <text:p/>
            </draw:line>
            <draw:path draw:style-name="gr10" draw:text-style-name="P1" draw:layer="P3" svg:width="0.579cm" svg:height="0.387cm" draw:transform="skewX (0.0399680398706702) rotate (-1.68528992572572) translate (15.5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16.05cm" svg:y1="23.316cm" svg:x2="16.0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15.6663428408904cm 23.3780572230034cm)" svg:viewBox="0 0 582 388" svg:d="M582 0c-498 2-582 388-582 388">
              <text:p/>
            </draw:path>
          </draw:g>
        </draw:g>
        <draw:polygon draw:style-name="gr11" draw:text-style-name="P4" draw:layer="Z3" svg:width="10.15cm" svg:height="2.1cm" svg:x="14.75cm" svg:y="22.8cm" svg:viewBox="0 0 10151 2101" draw:points="0,1 2,2100 10151,2101 10151,0">
          <text:p/>
        </draw:polygon>
        <draw:polygon draw:style-name="gr12" draw:text-style-name="P5" draw:layer="Z3" svg:width="3.321cm" svg:height="5.999cm" svg:x="42.7cm" svg:y="22cm" svg:viewBox="0 0 3322 6000" draw:points="300,0 3322,1908 2880,6000 0,6000 0,3153 301,3150">
          <text:p/>
        </draw:polygon>
        <draw:polygon draw:style-name="gr13" draw:text-style-name="P6" draw:layer="Z3" svg:width="5.624cm" svg:height="1.544cm" svg:x="29.634cm" svg:y="21.799cm" svg:viewBox="0 0 5625 1545" draw:points="0,1545 5075,1545 5075,501 5625,501 5625,2 0,0">
          <text:p/>
        </draw:polygon>
        <draw:path draw:style-name="gr14" draw:text-style-name="P7" draw:layer="Z3" svg:width="3.021cm" svg:height="1.909cm" svg:x="43.001cm" svg:y="21.998cm" svg:viewBox="0 0 3022 1910" svg:d="M0 2c2975-75 3022 1908 3022 1908z">
          <text:p/>
        </draw:path>
        <draw:polygon draw:style-name="gr15" draw:text-style-name="P8" draw:layer="Z3" svg:width="7.74cm" svg:height="3.352cm" svg:x="35.26cm" svg:y="21.8cm" svg:viewBox="0 0 7741 3353" draw:points="3091,1651 1391,1651 0,1650 0,0 3122,1 7741,201 7739,201 7740,3350 7440,3350 5642,3353 4742,3350 4742,2801 3792,2801 3792,2535 3092,2535 3091,1652">
          <text:p/>
        </draw:polygon>
        <draw:line draw:style-name="gr16" draw:text-style-name="P3" draw:layer="Z3" svg:x1="43.001cm" svg:y1="21.998cm" svg:x2="43.001cm" svg:y2="25.15cm">
          <text:p/>
        </draw:line>
        <draw:line draw:style-name="gr16" draw:text-style-name="P3" draw:layer="Z3" svg:x1="43.001cm" svg:y1="25.15cm" svg:x2="42.7cm" svg:y2="25.15cm">
          <text:p/>
        </draw:line>
        <draw:line draw:style-name="gr16" draw:text-style-name="P3" draw:layer="Z3" svg:x1="42.7cm" svg:y1="25.153cm" svg:x2="42.7cm" svg:y2="28cm">
          <text:p/>
        </draw:line>
        <draw:line draw:style-name="gr16" draw:text-style-name="P3" draw:layer="Z3" svg:x1="45.58cm" svg:y1="28cm" svg:x2="42.7cm" svg:y2="28cm">
          <text:p/>
        </draw:line>
        <draw:line draw:style-name="gr16" draw:text-style-name="P3" draw:layer="Z3" svg:x1="46.023cm" svg:y1="23.908cm" svg:x2="45.58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3"/>
      <draw:layer draw:name="D3"/>
      <draw:layer draw:name="P3"/>
      <draw:layer draw:name="Z3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3:17:31.350000000</dc:date>
    <meta:editing-duration>P1DT9H10M49S</meta:editing-duration>
    <meta:editing-cycles>254</meta:editing-cycles>
    <meta:generator>LibreOffice/5.2.3.3$Windows_x86 LibreOffice_project/d54a8868f08a7b39642414cf2c8ef2f228f780cf</meta:generator>
    <meta:document-statistic meta:object-count="517"/>
  </office:meta>
</office:document-meta>
</file>